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Roman" svg:font-family="Palatino-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officeooo:rsid="001b73aa" officeooo:paragraph-rsid="001b73aa"/>
    </style:style>
    <style:style style:name="P2" style:family="paragraph" style:parent-style-name="Standard">
      <style:paragraph-properties fo:text-align="start" style:justify-single-word="false"/>
      <style:text-properties officeooo:rsid="001b73aa" officeooo:paragraph-rsid="001b73aa"/>
    </style:style>
    <style:style style:name="P3" style:family="paragraph" style:parent-style-name="Standard">
      <style:paragraph-properties fo:text-align="start" style:justify-single-word="false"/>
      <style:text-properties officeooo:rsid="001c4d27" officeooo:paragraph-rsid="001c4d27"/>
    </style:style>
    <style:style style:name="P4" style:family="paragraph" style:parent-style-name="Standard">
      <style:text-properties officeooo:rsid="001d1656" officeooo:paragraph-rsid="001d1656"/>
    </style:style>
    <style:style style:name="P5" style:family="paragraph" style:parent-style-name="List_20_Paragraph" style:list-style-name="WWNum3"/>
    <style:style style:name="P6" style:family="paragraph" style:parent-style-name="List_20_Paragraph" style:list-style-name="WWNum2"/>
    <style:style style:name="P7" style:family="paragraph" style:parent-style-name="List_20_Paragraph">
      <style:text-properties officeooo:rsid="0012a51c" officeooo:paragraph-rsid="00131ef7"/>
    </style:style>
    <style:style style:name="P8" style:family="paragraph" style:parent-style-name="List_20_Paragraph">
      <style:text-properties officeooo:rsid="0012a51c" officeooo:paragraph-rsid="00134ec2"/>
    </style:style>
    <style:style style:name="P9" style:family="paragraph" style:parent-style-name="List_20_Paragraph">
      <style:text-properties officeooo:rsid="0012a51c" officeooo:paragraph-rsid="0015d2e4"/>
    </style:style>
    <style:style style:name="P10" style:family="paragraph" style:parent-style-name="List_20_Paragraph">
      <style:text-properties officeooo:rsid="0015d2e4" officeooo:paragraph-rsid="0015d2e4"/>
    </style:style>
    <style:style style:name="P11" style:family="paragraph" style:parent-style-name="List_20_Paragraph">
      <style:text-properties officeooo:rsid="001b73aa" officeooo:paragraph-rsid="001b73aa"/>
    </style:style>
    <style:style style:name="P12" style:family="paragraph" style:parent-style-name="List_20_Paragraph">
      <style:text-properties style:font-name="Arial1" officeooo:rsid="001b73aa" officeooo:paragraph-rsid="001b73aa"/>
    </style:style>
    <style:style style:name="P13" style:family="paragraph" style:parent-style-name="List_20_Paragraph">
      <style:text-properties officeooo:rsid="001d7771" officeooo:paragraph-rsid="001d7771"/>
    </style:style>
    <style:style style:name="P14" style:family="paragraph" style:parent-style-name="List_20_Paragraph">
      <style:text-properties officeooo:paragraph-rsid="001d7771"/>
    </style:style>
    <style:style style:name="P15" style:family="paragraph" style:parent-style-name="List_20_Paragraph" style:list-style-name="WWNum3">
      <style:paragraph-properties fo:margin-left="0cm" fo:margin-right="0cm" fo:text-indent="0cm" style:auto-text-indent="false"/>
      <style:text-properties officeooo:rsid="001d7771" officeooo:paragraph-rsid="001d7771"/>
    </style:style>
    <style:style style:name="P16" style:family="paragraph" style:parent-style-name="Heading_20_1" style:master-page-name="Standard">
      <style:paragraph-properties fo:text-align="center" style:justify-single-word="false" style:page-number="auto"/>
      <style:text-properties officeooo:rsid="001b73aa" officeooo:paragraph-rsid="001b73aa"/>
    </style:style>
    <style:style style:name="T1" style:family="text">
      <style:text-properties officeooo:rsid="00131ef7"/>
    </style:style>
    <style:style style:name="T2" style:family="text">
      <style:text-properties officeooo:rsid="00134ec2"/>
    </style:style>
    <style:style style:name="T3" style:family="text">
      <style:text-properties officeooo:rsid="0015d2e4"/>
    </style:style>
    <style:style style:name="T4" style:family="text">
      <style:text-properties officeooo:rsid="001919ad"/>
    </style:style>
    <style:style style:name="T5" style:family="text">
      <style:text-properties fo:font-size="12pt" style:font-size-asian="12pt" style:font-size-complex="12pt"/>
    </style:style>
    <style:style style:name="T6" style:family="text">
      <style:text-properties style:text-position="super 58%"/>
    </style:style>
    <style:style style:name="T7" style:family="text">
      <style:text-properties officeooo:rsid="001bc49b"/>
    </style:style>
    <style:style style:name="T8" style:family="text">
      <style:text-properties fo:color="#800000"/>
    </style:style>
    <style:style style:name="T9" style:family="text">
      <style:text-properties officeooo:rsid="001d77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op ten errors !!!</text:h>
      <text:p text:style-name="P1"/>
      <text:p text:style-name="P2">1. 's' 3<text:span text:style-name="T6">rd</text:span> person</text:p>
      <text:p text:style-name="P2">2. Capitalise names and nationalities </text:p>
      <text:p text:style-name="P2">3. countable/uncountable names</text:p>
      <text:p text:style-name="P2">4. spelling errors: “compagny”</text:p>
      <text:p text:style-name="P2">5. use of articles : <text:tab/>- “US government”</text:p>
      <text:p text:style-name="P2"><text:tab/><text:tab/><text:tab/>- <text:s/>“the data storage”</text:p>
      <text:p text:style-name="P2">6. false friends : implies, involves, implicates</text:p>
      <text:p text:style-name="P2">7. Register: “worse”, “on top of that”</text:p>
      <text:p text:style-name="P2">8. <text:span text:style-name="T7">for / since <text:s/>: duration / start time</text:span></text:p>
      <text:p text:style-name="P3">9. Past simple / present perfect</text:p>
      <text:p text:style-name="P3">10. <text:span text:style-name="T8">a</text:span> citizen<text:span text:style-name="T8">s</text:span></text:p>
      <text:p text:style-name="P2"/>
      <text:h text:style-name="Heading_20_1" text:outline-level="1"/>
      <text:h text:style-name="Heading_20_1" text:outline-level="1"/>
      <text:h text:style-name="Heading_20_1" text:outline-level="1"/>
      <text:h text:style-name="Heading_20_1" text:outline-level="1">M1X7II050 – Data, Government, Corporations and Privacy</text:h>
      <text:p text:style-name="Standard"/>
      <text:h text:style-name="Heading_20_2" text:outline-level="2">Patriot Act Can “Obtain” Data In Europe</text:h>
      <text:p text:style-name="Standard"/>
      <text:list xml:id="list259430071355990258" text:style-name="WWNum3">
        <text:list-item>
          <text:p text:style-name="P5">Translate from “European” to “CBS News (p.1).</text:p>
        </text:list-item>
      </text:list>
      <text:p text:style-name="List_20_Paragraph"/>
      <text:p text:style-name="P7"><text:span text:style-name="T1"><text:tab/>L</text:span>es chercheurs universitaires <text:span text:style-name="T1">ont insinué que l</text:span>es données européennes stockées dans le cloud peuvent etre inspectées par les <text:span text:style-name="T1">agents chargés de faire repecter les </text:span>lois americaines sur en dépit de la forte protection des données européenne.<text:line-break/></text:p>
      <text:p text:style-name="P8"><text:soft-page-break/><text:tab/><text:span text:style-name="T1">L'article de recherche est intitulé “le cloud computing dans les études supérieures et les institutions de recherche et la loi patriote des états” unis et a été ecrit par des experts juridiques de l'université d'Amsterdam en Information et Loi. Ils soutiennent les rapports précédents disant que la loi anti-terreur patriote des états unis peut théoriquement etre utilisée par la justice américaine <text:s/>pour contourner les lois Européennes strictes sur la protection des données des citoyen de l'UE.</text:span></text:p>
      <text:p text:style-name="P8"/>
      <text:p text:style-name="P9"><text:span text:style-name="T2"><text:tab/>La loi patriote, signée en 2001, donne des nouveaux pouvoirs aux autorités américaines mais c'est principalement une “loi-cadre” qui amende et renforce de nombreuses lois plus anciennes comme FISA et ECPA.</text:span></text:p>
      <text:p text:style-name="P9"/>
      <text:p text:style-name="P9"><text:tab/>“<text:span text:style-name="T3">La plupart des sociétés de cloud, et certainement les plus importantes sur le marché, sont conernées par cette juridiction car elles sont des companies américaines ou parce qu'elles dirige des affaires ayant rapport avec les états-Unis”nous rapporte CBS News de Axel Arnbak, un des auteurs de l'article de recherche.</text:span><text:line-break/></text:p>
      <text:p text:style-name="List_20_Paragraph"/>
      <text:p text:style-name="List_20_Paragraph"/>
      <text:list xml:id="list162311235530955" text:continue-numbering="true" text:style-name="WWNum3">
        <text:list-item>
          <text:p text:style-name="P5">Write a two-page news report including the most important information you found in the 11-page article. You must select the information you find relevant, but reading your report should be fluid (it is not a patchwork of chunks of information strung together). </text:p>
        </text:list-item>
      </text:list>
      <text:p text:style-name="List_20_Paragraph"/>
      <text:p text:style-name="List_20_Paragraph"/>
      <text:p text:style-name="List_20_Paragraph"/>
      <text:p text:style-name="P10"><text:tab/>The article deals with the Patriot act. How it enables <text:span text:style-name="T4">the USA</text:span> to “spy” other countries and the problems it raises.</text:p>
      <text:p text:style-name="P10"/>
      <text:p text:style-name="P11"><text:tab/>On the one hand, the USA could be aware on terrorism, drug traffic and other crimes.</text:p>
      <text:p text:style-name="P11"/>
      <text:p text:style-name="P12"><text:tab/>On <text:span text:style-name="T5">the other hand, the privacy is not respected for citizens : U.S. law enforcement could read e-mails, see personal pictures, videos, documents. If some bad people work there, he could hack your life.</text:span></text:p>
      <text:p text:style-name="P11"/>
      <text:p text:style-name="P11"/>
      <text:h text:style-name="Heading_20_2" text:outline-level="2">Edward Snowden NSA Files</text:h>
      <text:p text:style-name="Standard"/>
      <text:p text:style-name="P4">Edward snowden is a whistle blower ( reveling something illegal, wrong)</text:p>
      <text:p text:style-name="P4">he is in exile</text:p>
      <text:p text:style-name="Standard"/>
      <text:list xml:id="list162312150249696" text:continue-numbering="true" text:style-name="WWNum3">
        <text:list-item>
          <text:p text:style-name="P5">What is the NSA?</text:p>
        </text:list-item>
      </text:list>
      <text:p text:style-name="P14"><text:span text:style-name="T9">National security agency </text:span>is an <text:a xlink:type="simple" xlink:href="https://en.wikipedia.org/wiki/Intelligence_agency" text:style-name="Internet_20_link" text:visited-style-name="Visited_20_Internet_20_Link">intelligence organization</text:a> of the United States government </text:p>
      <text:list xml:id="list162312278609504" text:continue-numbering="true" text:style-name="WWNum3">
        <text:list-item>
          <text:p text:style-name="P5"><text:soft-page-break/>What is the name of its main data collection program?</text:p>
        </text:list-item>
        <text:list-item>
          <text:p text:style-name="P5">Explain the extent of what the NSA can do.</text:p>
        </text:list-item>
      </text:list>
      <text:p text:style-name="P13">Extract information, metadata</text:p>
      <text:list xml:id="list162311417879260" text:continue-numbering="true" text:style-name="WWNum3">
        <text:list-item>
          <text:p text:style-name="P5">What is the GCHQ?</text:p>
        </text:list-item>
      </text:list>
      <text:p text:style-name="Text_20_body"><text:bookmark text:name="firstHeading"/><text:tab/>Government Communications Headquarters <text:span text:style-name="T9">(british)</text:span></text:p>
      <text:p text:style-name="List_20_Paragraph"/>
      <text:list xml:id="list162310364116722" text:continue-numbering="true" text:style-name="WWNum3">
        <text:list-header>
          <text:p text:style-name="P15"/>
        </text:list-header>
        <text:list-item>
          <text:p text:style-name="P5">What is the name of its main data collection program?</text:p>
        </text:list-item>
        <text:list-item>
          <text:p text:style-name="P5">Compare what the GCHQ and the NSA can do.</text:p>
        </text:list-item>
        <text:list-item>
          <text:p text:style-name="P5">What are the legal limitations to the action of both the NSA and the GCHQ?</text:p>
        </text:list-item>
        <text:list-item>
          <text:p text:style-name="P5">What do you think is the right amount of latitude and secrecy that security agencies should have?</text:p>
        </text:list-item>
      </text:list>
      <text:h text:style-name="Heading_20_2" text:outline-level="2">Speaking - Private Companies And User Data Privacy</text:h>
      <text:p text:style-name="Standard"/>
      <text:list xml:id="list162311320486969" text:continue-numbering="true" text:style-name="WWNum3">
        <text:list-item>
          <text:p text:style-name="P5">In groups of four students, prepare the following role-play using information from the documents or from other sources:</text:p>
        </text:list-item>
      </text:list>
      <text:list xml:id="list2092773786041907662" text:style-name="WWNum2">
        <text:list-item>
          <text:p text:style-name="P6">Group #1: 2 NSA agents meet 2 senior employees (lawyers, executives) of an ISP. The ISP is a non-American ISP, but it also operates in the USA. The NSA agents request personal user data and communication records of suspects. The suspects are citizens of a European country.</text:p>
        </text:list-item>
        <text:list-item>
          <text:p text:style-name="P6">Group #2: 2 NSA agents meet 2 government officials from a European country. The NSA agents request personal data and communication records of suspects who are citizens of that country.</text:p>
        </text:list-item>
        <text:list-item>
          <text:p text:style-name="P6">Group #3: 2 NSA agents meet 2 senior employees (lawyers, executives) of a tech giant (one of the world’s biggest tech companies). The NSA agents request personal user data and communication records of suspects who are citizens of a European country.</text:p>
        </text:list-item>
        <text:list-item>
          <text:p text:style-name="P6">Group #4: 2 employees of an advertising company are negotiating with 2 senior (lawyers, executives) employees of a tech giant. They want to buy as much personal data as possible on each user.</text:p>
        </text:list-item>
      </text:list>
      <text:p text:style-name="Standard"/>
      <text:list xml:id="list162311380222137" text:continue-list="list162311320486969" text:style-name="WWNum3">
        <text:list-item>
          <text:p text:style-name="P5">Prepare a personal report with your opinion on social networks and privac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Roman" svg:font-family="Palatino-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27</meta:editing-cycles>
    <meta:creation-date>2013-09-23T14:08:00</meta:creation-date>
    <dc:date>2016-01-29T16:23:09.993000000</dc:date>
    <meta:editing-duration>PT57M13S</meta:editing-duration>
    <meta:generator>LibreOffice/4.4.5.2$Windows_x86 LibreOffice_project/a22f674fd25a3b6f45bdebf25400ed2adff0ff99</meta:generator>
    <meta:document-statistic meta:table-count="0" meta:image-count="0" meta:object-count="0" meta:page-count="3" meta:paragraph-count="44" meta:word-count="710" meta:character-count="4272" meta:non-whitespace-character-count="36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